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6.01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351cm" fo:break-before="auto" style:use-optimal-row-height="fals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334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ce2"/>
        <table:table-column table:style-name="co6" table:default-cell-style-name="Default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 at 230</text:p>
          </table:table-cell>
          <table:table-cell table:style-name="ce1" office:value-type="string">
            <text:p>Arrival Date</text:p>
          </table:table-cell>
          <table:table-cell table:style-name="ce1" office:value-type="string">
            <text:p>Key Traits</text:p>
          </table:table-cell>
          <table:table-cell table:style-name="ce1" office:value-type="string">
            <text:p>Title</text:p>
          </table:table-cell>
        </table:table-row>
        <table:table-row table:style-name="ro3">
          <table:table-cell office:value-type="string">
            <text:p>Ducim Workardent</text:p>
          </table:table-cell>
          <table:table-cell office:value-type="string">
            <text:p>Male</text:p>
          </table:table-cell>
          <table:table-cell office:value-type="float" office:value="224">
            <text:p>224</text:p>
          </table:table-cell>
          <table:table-cell office:value-type="string">
            <text:p>early autumn 229</text:p>
          </table:table-cell>
          <table:table-cell office:value-type="string">
            <text:p>Values fairness and tradition, high willpower, private, disdains skill, poor empathy</text:p>
          </table:table-cell>
          <table:table-cell office:value-type="string">
            <text:p>Messenger / master necromancer</text:p>
          </table:table-cell>
        </table:table-row>
        <table:table-row table:style-name="ro5">
          <table:table-cell office:value-type="string">
            <text:p>Etur Puzzledtowers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string">
            <text:p>midspring 230</text:p>
          </table:table-cell>
          <table:table-cell office:value-type="string">
            <text:p>Good memory, Tough, low stamina, poor spatial sense, clumsy, values introspection</text:p>
          </table:table-cell>
          <table:table-cell office:value-type="string">
            <text:p>Baron of Howlmetal</text:p>
          </table:table-cell>
        </table:table-row>
        <table:table-row table:style-name="ro6">
          <table:table-cell office:value-type="string">
            <text:p>Mafol Voicesmiths</text:p>
          </table:table-cell>
          <table:table-cell office:value-type="string">
            <text:p>Femal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values peace, tough, quick to love, private, slow to anger, poor social awerness</text:p>
          </table:table-cell>
          <table:table-cell office:value-type="string">
            <text:p>Baroness of Angrylashes</text:p>
          </table:table-cell>
        </table:table-row>
        <table:table-row table:style-name="ro6">
          <table:table-cell office:value-type="string">
            <text:p>Mistem Dodoksoloz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string">
            <text:p>early autumn 229</text:p>
          </table:table-cell>
          <table:table-cell office:value-type="string">
            <text:p>disdains peace, values nature, poor empathy, easily stressed, sickly, single-minded</text:p>
          </table:table-cell>
          <table:table-cell office:value-type="string">
            <text:p>Baroness of Lenscanyon (the lost fort)</text:p>
          </table:table-cell>
        </table:table-row>
        <table:table-row table:style-name="ro5">
          <table:table-cell office:value-type="string">
            <text:p>Olon Wallcrown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office:value-type="string">
            <text:p>mid-spring 227</text:p>
          </table:table-cell>
          <table:table-cell office:value-type="string">
            <text:p>Values cunning and leisure, good memory, disdains tradition and fairness, easily stressed</text:p>
          </table:table-cell>
          <table:table-cell office:value-type="string">
            <text:p>baroness of Charmpapers – a worthless backwater.</text:p>
          </table:table-cell>
        </table:table-row>
        <table:table-row table:style-name="ro4">
          <table:table-cell office:value-type="string">
            <text:p>Rakust Bodyroads</text:p>
          </table:table-cell>
          <table:table-cell table:number-columns-repeated="4"/>
          <table:table-cell office:value-type="string">
            <text:p>Head Mechanic</text:p>
          </table:table-cell>
        </table:table-row>
        <table:table-row table:style-name="ro4">
          <table:table-cell office:value-type="string">
            <text:p>Rovod Mistemalnis</text:p>
          </table:table-cell>
          <table:table-cell office:value-type="string">
            <text:p>Female</text:p>
          </table:table-cell>
          <table:table-cell office:value-type="float" office:value="73">
            <text:p>73</text:p>
          </table:table-cell>
          <table:table-cell office:value-type="string">
            <text:p>mid-summer 226</text:p>
          </table:table-cell>
          <table:table-cell/>
          <table:table-cell office:value-type="string">
            <text:p>Baroness of Lashman</text:p>
          </table:table-cell>
        </table:table-row>
        <table:table-row table:style-name="ro6">
          <table:table-cell office:value-type="string">
            <text:p>Zon Paddlesoothes</text:p>
          </table:table-cell>
          <table:table-cell office:value-type="string">
            <text:p>Male</text:p>
          </table:table-cell>
          <table:table-cell table:number-columns-repeated="2"/>
          <table:table-cell office:value-type="string">
            <text:p>values nature, high social awerness, fearful, impatient, thrill-seeking, ambitious</text:p>
          </table:table-cell>
          <table:table-cell office:value-type="string">
            <text:p>Third necormancer</text:p>
          </table:table-cell>
        </table:table-row>
        <table:table-row table:style-name="ro4">
          <table:table-cell office:value-type="string">
            <text:p>Ingish Floorworshipped</text:p>
          </table:table-cell>
          <table:table-cell office:value-type="string">
            <text:p>Female</text:p>
          </table:table-cell>
          <table:table-cell table:number-columns-repeated="3"/>
          <table:table-cell office:value-type="string">
            <text:p>Mayor</text:p>
          </table:table-cell>
        </table:table-row>
        <table:table-row table:style-name="ro4">
          <table:table-cell table:number-columns-repeated="5"/>
          <table:table-cell office:value-type="string">
            <text:p>Head of miner guild?</text:p>
          </table:table-cell>
        </table:table-row>
        <table:table-row table:style-name="ro4">
          <table:table-cell table:number-columns-repeated="5"/>
          <table:table-cell office:value-type="string">
            <text:p>Head of hunter guild?</text:p>
          </table:table-cell>
        </table:table-row>
        <table:table-row table:style-name="ro4">
          <table:table-cell table:number-columns-repeated="5"/>
          <table:table-cell office:value-type="string">
            <text:p>Head of farmer guild?</text:p>
          </table:table-cell>
        </table:table-row>
        <table:table-row table:style-name="ro7">
          <table:table-cell table:number-columns-repeated="5"/>
          <table:table-cell office:value-type="string">
            <text:p>1<text:span text:style-name="T1">st</text:span> Knight</text:p>
          </table:table-cell>
        </table:table-row>
        <table:table-row table:style-name="ro4">
          <table:table-cell table:number-columns-repeated="5"/>
          <table:table-cell office:value-type="string">
            <text:p>Knight Beast Slayer</text:p>
          </table:table-cell>
        </table:table-row>
        <table:table-row table:style-name="ro4" table:number-rows-repeated="11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7">17.02.2023</text:date>, <text:time>21:3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8M56S</meta:editing-duration>
    <meta:editing-cycles>18</meta:editing-cycles>
    <meta:generator>OpenOffice/4.1.13$Win32 OpenOffice.org_project/4113m1$Build-9810</meta:generator>
    <dc:date>2023-02-17T21:39:22.14</dc:date>
    <dc:creator>Jakub </dc:creator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